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er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iner.loadAntlib( ClassLoader classLoader ,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iner.makeResourceFrom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OnError.OnErr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AdapterClass( Class 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Restrict( boolean re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AdaptToClass( Class adapt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AdaptTo( String adapt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tooMany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rro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er.setAdapter( String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fileToUR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iner.setAntlib( String antli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iner.addDefinition( ClassLoader al , String name , String class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finer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er.setResource( String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er.setFormat( 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resourceToURLs(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ine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tack.ge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loadProperties( ClassLoader al ,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in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rror.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tack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setOnError( OnError 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er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